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5b8b1" officeooo:paragraph-rsid="0005b8b1"/>
    </style:style>
    <style:style style:name="P2" style:family="paragraph" style:parent-style-name="Standard">
      <style:text-properties fo:language="es" fo:country="ES" officeooo:rsid="0007186b" officeooo:paragraph-rsid="0007186b"/>
    </style:style>
    <style:style style:name="P3" style:family="paragraph" style:parent-style-name="Standard">
      <style:text-properties fo:language="es" fo:country="ES" officeooo:rsid="0008c315" officeooo:paragraph-rsid="0008c315"/>
    </style:style>
    <style:style style:name="P4" style:family="paragraph" style:parent-style-name="Standard">
      <style:text-properties fo:language="es" fo:country="ES" officeooo:rsid="000abbfd" officeooo:paragraph-rsid="000abbfd"/>
    </style:style>
    <style:style style:name="P5" style:family="paragraph" style:parent-style-name="Standard">
      <style:text-properties fo:language="es" fo:country="ES" officeooo:rsid="000ee979" officeooo:paragraph-rsid="000ee979"/>
    </style:style>
    <style:style style:name="P6" style:family="paragraph" style:parent-style-name="Standard">
      <style:text-properties fo:language="es" fo:country="ES" officeooo:rsid="000f36bb" officeooo:paragraph-rsid="000f36bb"/>
    </style:style>
    <style:style style:name="P7" style:family="paragraph" style:parent-style-name="Standard">
      <style:text-properties fo:language="es" fo:country="ES" officeooo:rsid="0010b924" officeooo:paragraph-rsid="0010b92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186b" style:font-weight-asian="bold" style:font-weight-complex="bold"/>
    </style:style>
    <style:style style:name="T3" style:family="text">
      <style:text-properties fo:font-weight="bold" officeooo:rsid="000abbfd" style:font-weight-asian="bold" style:font-weight-complex="bold"/>
    </style:style>
    <style:style style:name="T4" style:family="text">
      <style:text-properties fo:font-weight="bold" officeooo:rsid="000f36bb" style:font-weight-asian="bold" style:font-weight-complex="bold"/>
    </style:style>
    <style:style style:name="T5" style:family="text">
      <style:text-properties fo:font-weight="normal" officeooo:rsid="0007186b" style:font-weight-asian="normal" style:font-weight-complex="normal"/>
    </style:style>
    <style:style style:name="T6" style:family="text">
      <style:text-properties officeooo:rsid="000f36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r 1.3</text:p>
      <text:p text:style-name="P1"/>
      <text:p text:style-name="P1">CATEGORÍA(#nombre) siendo</text:p>
      <text:p text:style-name="P1"><text:tab/>nombre <text:span text:style-name="T1">es cadena no nulo</text:span>,</text:p>
      <text:p text:style-name="P1"><text:tab/><text:span text:style-name="T1">PK</text:span>(nombre)</text:p>
      <text:p text:style-name="P1"/>
      <text:p text:style-name="P1">PRODUCTO(#nombre, precio, NproducSuper, nombre_categoría) siendo</text:p>
      <text:p text:style-name="P1"><text:tab/>nombre <text:span text:style-name="T1">es cadena no nulo</text:span>, </text:p>
      <text:p text:style-name="P1"><text:tab/>precio <text:span text:style-name="T1">es </text:span><text:span text:style-name="T3">real</text:span><text:span text:style-name="T1"> no nulo</text:span>, </text:p>
      <text:p text:style-name="P1"><text:tab/>NproducSuper <text:span text:style-name="T1">es entero</text:span> , </text:p>
      <text:p text:style-name="P1"><text:tab/>nombre_categoría <text:span text:style-name="T1">es cadena,</text:span></text:p>
      <text:p text:style-name="P1"><text:tab/><text:span text:style-name="T1">PK</text:span>(nombre)</text:p>
      <text:p text:style-name="P1"><text:tab/><text:span text:style-name="T1">FK</text:span>(nombre_categoría/CATEGORÍA(nombre))</text:p>
      <text:p text:style-name="P1"/>
      <text:p text:style-name="P1">CLIENTE(#dni, nombre, dirección, fechaNacimiento) siendo</text:p>
      <text:p text:style-name="P1"><text:tab/>dni <text:span text:style-name="T1">es cadena no nulo</text:span>, </text:p>
      <text:p text:style-name="P1"><text:tab/>nombre <text:span text:style-name="T1">es cadena no nulo</text:span>, </text:p>
      <text:p text:style-name="P1"><text:tab/>dirección <text:span text:style-name="T1">es cadena no nulo</text:span>, </text:p>
      <text:p text:style-name="P1"><text:tab/>fechaNacimiento <text:span text:style-name="T1">es date no nulo,</text:span></text:p>
      <text:p text:style-name="P1"><text:span text:style-name="T1"><text:tab/></text:span><text:span text:style-name="T2">PK</text:span><text:span text:style-name="T5">(dni)</text:span></text:p>
      <text:p text:style-name="P1"/>
      <text:p text:style-name="P1">COMPRA(#dni, #nombre, #fecha) siendo</text:p>
      <text:p text:style-name="P1"><text:tab/>dni <text:span text:style-name="T1">es cadena no nulo</text:span>, </text:p>
      <text:p text:style-name="P1"><text:tab/>nombre <text:span text:style-name="T1">es cadena</text:span>, </text:p>
      <text:p text:style-name="P1"><text:tab/>fecha <text:span text:style-name="T1">es date no nulo</text:span>,</text:p>
      <text:p text:style-name="P1"><text:tab/><text:span text:style-name="T1">PK</text:span>(dni, nombre, fecha)</text:p>
      <text:p text:style-name="P1"><text:tab/><text:span text:style-name="T1">FK</text:span>(dni/CLIENTE(dni))</text:p>
      <text:p text:style-name="P1"><text:tab/><text:span text:style-name="T1">FK</text:span>(nombre/PRODUCTO(nombre))</text:p>
      <text:p text:style-name="P1"/>
      <text:p text:style-name="P2">Ejr 2.2</text:p>
      <text:p text:style-name="P2"/>
      <text:p text:style-name="P2">COCHE(#matrícula, marca, modelo) siendo</text:p>
      <text:p text:style-name="P2"><text:tab/>matrícula <text:span text:style-name="T1">es cadena no nulo</text:span>, </text:p>
      <text:p text:style-name="P2"><text:tab/>marca <text:span text:style-name="T1">es cadena</text:span>, </text:p>
      <text:p text:style-name="P2"><text:tab/>modelo <text:span text:style-name="T1">es cadena</text:span>,</text:p>
      <text:p text:style-name="P2"><text:tab/><text:span text:style-name="T1">PK</text:span>(matrícula)</text:p>
      <text:p text:style-name="P2"/>
      <text:p text:style-name="P2">ALUMNO(#dni, apellidos, nombre) siendo</text:p>
      <text:p text:style-name="P2"><text:tab/>dni <text:span text:style-name="T1">es cadena no nulo</text:span>, </text:p>
      <text:p text:style-name="P2"><text:tab/>apellidos <text:span text:style-name="T1">es cadena no nulo</text:span>, </text:p>
      <text:p text:style-name="P2"><text:tab/>nombre <text:span text:style-name="T1">es cadena no nulo</text:span>,</text:p>
      <text:p text:style-name="P2"><text:tab/><text:span text:style-name="T1">PK</text:span>(dni)</text:p>
      <text:p text:style-name="P2"/>
      <text:p text:style-name="P2">CONDUCE(#matrícula, #dni, #fecha) siendo</text:p>
      <text:p text:style-name="P2"><text:tab/>matrícula <text:span text:style-name="T1">es cadena no nulo</text:span>, </text:p>
      <text:p text:style-name="P2"><text:tab/>dni <text:span text:style-name="T1">es cadena no nulo</text:span>, </text:p>
      <text:p text:style-name="P2"><text:tab/>fecha <text:span text:style-name="T1">es date no nulo,</text:span></text:p>
      <text:p text:style-name="P2"><text:tab/><text:span text:style-name="T1">PK</text:span>(matrícula, dni, fecha),</text:p>
      <text:p text:style-name="P2"><text:tab/><text:span text:style-name="T1">FK</text:span>(dni/ALUMNO(dni)),</text:p>
      <text:p text:style-name="P2"><text:tab/><text:span text:style-name="T1">FK</text:span>(matrícula/COCHE(matrícula))</text:p>
      <text:p text:style-name="P2"/>
      <text:p text:style-name="P2"/>
      <text:p text:style-name="P3"><text:soft-page-break/>PROFESOR(#nss, dni, nombre, apellidos) siendo</text:p>
      <text:p text:style-name="P3"><text:tab/>nss <text:span text:style-name="T1">es es cadena no nulo</text:span>,</text:p>
      <text:p text:style-name="P3"><text:tab/>dni <text:span text:style-name="T1">es cadena no nulo</text:span>,</text:p>
      <text:p text:style-name="P3"><text:tab/>nombre <text:span text:style-name="T1">es cadena</text:span>,</text:p>
      <text:p text:style-name="P3"><text:tab/>apellidos <text:span text:style-name="T1">es cadena no nulo,</text:span></text:p>
      <text:p text:style-name="P3"><text:tab/><text:span text:style-name="T1">PK</text:span>(nss)</text:p>
      <text:p text:style-name="P3"/>
      <text:p text:style-name="P3">Asigna(#nss, #dni, #fecha) siendo</text:p>
      <text:p text:style-name="P3"><text:tab/>nss <text:span text:style-name="T1">es cadena no nulo</text:span>, </text:p>
      <text:p text:style-name="P3"><text:tab/>dni <text:span text:style-name="T1">es cadena no nulo</text:span>, </text:p>
      <text:p text:style-name="P3"><text:tab/>fecha <text:span text:style-name="T1">es date no nulo,</text:span></text:p>
      <text:p text:style-name="P3"><text:tab/><text:span text:style-name="T1">PK</text:span>(nss, dni, fecha),</text:p>
      <text:p text:style-name="P3"><text:tab/><text:span text:style-name="T1">FK</text:span>(nss/PROFESOR(nss)),</text:p>
      <text:p text:style-name="P3"><text:tab/><text:span text:style-name="T1">FK</text:span>(dni/ALUMNO(dni))</text:p>
      <text:p text:style-name="P3"/>
      <text:p text:style-name="P4">Ejr 3.3</text:p>
      <text:p text:style-name="P4"/>
      <text:p text:style-name="P4">DEPARTAMENTO(#nombre, presupuesto) siendo</text:p>
      <text:p text:style-name="P4"><text:tab/>nombre <text:span text:style-name="T1">es cadena no nulo</text:span>, </text:p>
      <text:p text:style-name="P4"><text:tab/>presupuesto <text:span text:style-name="T1">es real no nulo,</text:span></text:p>
      <text:p text:style-name="P4"><text:tab/><text:span text:style-name="T1">PK</text:span>(nombre)</text:p>
      <text:p text:style-name="P4"/>
      <text:p text:style-name="P4">DEPENDE(#nombre, #nombre_dependiente) siendo</text:p>
      <text:p text:style-name="P4"><text:tab/>nombre <text:span text:style-name="T1">es cadena no nulo</text:span>, </text:p>
      <text:p text:style-name="P4"><text:tab/>nombre_dependiente <text:s/><text:span text:style-name="T1">es cadena no nulo</text:span>,</text:p>
      <text:p text:style-name="P4"><text:tab/><text:span text:style-name="T1">PK</text:span>(nombre, nombre_dependiente)</text:p>
      <text:p text:style-name="P4"><text:tab/><text:span text:style-name="T1">FK</text:span>(nombre/DEPARTAMENTO(nombre))</text:p>
      <text:p text:style-name="P4"><text:tab/><text:span text:style-name="T1">FK</text:span>(nombre_dependiente/DEPARTAMENTO(nombre))</text:p>
      <text:p text:style-name="P4"/>
      <text:p text:style-name="P4">EMPLEADO(#nss,dni,nombre,apellidos, estado_civil, nHijos, es _efe, nombreDepartamento) siendo</text:p>
      <text:p text:style-name="P4"><text:tab/>nss <text:span text:style-name="T1">es cadena no nulo</text:span>,</text:p>
      <text:p text:style-name="P4"><text:tab/>dni <text:span text:style-name="T1">es cadena no nulo</text:span>,</text:p>
      <text:p text:style-name="P4"><text:tab/>nombre <text:span text:style-name="T1">es cadena no nulo</text:span>,</text:p>
      <text:p text:style-name="P4"><text:tab/>apellidos <text:span text:style-name="T1">es cadena no nulo</text:span>, </text:p>
      <text:p text:style-name="P4"><text:tab/>estado_civil <text:span text:style-name="T1">es cadena</text:span>, </text:p>
      <text:p text:style-name="P4"><text:tab/>nHijos<text:span text:style-name="T1"> es entero</text:span>,</text:p>
      <text:p text:style-name="P4"><text:tab/>es_jefe <text:span text:style-name="T1">es cadena</text:span>,</text:p>
      <text:p text:style-name="P4"><text:tab/><text:span text:style-name="T1">PK</text:span>(nss)</text:p>
      <text:p text:style-name="P4"><text:tab/><text:span text:style-name="T1">FK</text:span>(nombreDepartamento/DEPARTAMENTO(nombre))</text:p>
      <text:p text:style-name="P4"/>
      <text:p text:style-name="P5">Ejr 4</text:p>
      <text:p text:style-name="P5"/>
      <text:p text:style-name="P5">SUCURSAL(#numero, ciudad, activoDisponible) siendo</text:p>
      <text:p text:style-name="P5"><text:tab/>numero <text:span text:style-name="T4">es entero no nulo</text:span>, </text:p>
      <text:p text:style-name="P5"><text:tab/>ciudad <text:span text:style-name="T4">es cadena no nulo</text:span>, </text:p>
      <text:p text:style-name="P5"><text:tab/>activoDisponible <text:span text:style-name="T4">es real no nulo</text:span><text:span text:style-name="T6">,</text:span></text:p>
      <text:p text:style-name="P6"><text:tab/><text:span text:style-name="T1">PK</text:span>(numero)</text:p>
      <text:p text:style-name="P6"/>
      <text:p text:style-name="P6"/>
      <text:p text:style-name="P6"/>
      <text:p text:style-name="P6"/>
      <text:p text:style-name="P6"><text:soft-page-break/>CUENTA(#nCuenta, saldo, numero) siendo</text:p>
      <text:p text:style-name="P6"><text:tab/>nCuenta <text:span text:style-name="T1">es entero no nulo</text:span>, </text:p>
      <text:p text:style-name="P6"><text:tab/>saldo <text:span text:style-name="T1">es real no nulo,</text:span></text:p>
      <text:p text:style-name="P6"><text:tab/>numero <text:span text:style-name="T1">es entero no nulo</text:span>,</text:p>
      <text:p text:style-name="P6"><text:tab/><text:span text:style-name="T1">PK</text:span>(nCuenta),</text:p>
      <text:p text:style-name="P6"><text:tab/><text:span text:style-name="T1">FK</text:span>(numero/SUCURSAL(numero))</text:p>
      <text:p text:style-name="P6"/>
      <text:p text:style-name="P6">CLIENTE (#dni, nombre, dirección, ciudadResidente) siendo</text:p>
      <text:p text:style-name="P6"><text:tab/>dni <text:span text:style-name="T1">es cadena no nulo</text:span>, </text:p>
      <text:p text:style-name="P6"><text:tab/>nombre <text:span text:style-name="T1">es cadena</text:span>, </text:p>
      <text:p text:style-name="P6"><text:tab/>dirección <text:span text:style-name="T1">es cadena no nulo</text:span>, </text:p>
      <text:p text:style-name="P6"><text:tab/>ciudadResidente<text:span text:style-name="T1"> es cadena</text:span>,</text:p>
      <text:p text:style-name="P6"><text:tab/><text:span text:style-name="T1">PK</text:span>(dni)</text:p>
      <text:p text:style-name="P6"/>
      <text:p text:style-name="P6">ABRE(#dni, #nCuenta) siendo</text:p>
      <text:p text:style-name="P6"><text:tab/>dni <text:span text:style-name="T1">es cadena no nulo,</text:span></text:p>
      <text:p text:style-name="P6"><text:tab/>nCuenta <text:span text:style-name="T1">es entero no nulo,</text:span></text:p>
      <text:p text:style-name="P6"><text:tab/><text:span text:style-name="T1">PK(</text:span> dni, nCuenta),</text:p>
      <text:p text:style-name="P6"><text:tab/><text:span text:style-name="T1">FK</text:span>(dni/CLIENTE(dni)),</text:p>
      <text:p text:style-name="P6"><text:tab/><text:span text:style-name="T1">FK</text:span>(nCuenta/CUENTA(nCuenta))</text:p>
      <text:p text:style-name="P6"/>
      <text:p text:style-name="P7">TRANSACCIÓN(#nTransacción, cantidadMovida, tipo_operación, fecha, nCuenta) siendo</text:p>
      <text:p text:style-name="P7"><text:tab/>nTransacción <text:span text:style-name="T1">es entero no nulo</text:span>, </text:p>
      <text:p text:style-name="P7"><text:tab/>cantidadMovida <text:span text:style-name="T1">es real no nulo</text:span>, </text:p>
      <text:p text:style-name="P7"><text:tab/>tipo_operación<text:span text:style-name="T1"> es cadena no nulo</text:span>, </text:p>
      <text:p text:style-name="P7"><text:tab/>fecha <text:span text:style-name="T1">es date no nulo</text:span>, </text:p>
      <text:p text:style-name="P7"><text:tab/>nCuenta <text:span text:style-name="T1">es entero no nulo,</text:span></text:p>
      <text:p text:style-name="P7"><text:tab/><text:span text:style-name="T1">PK</text:span>(nTransacción),</text:p>
      <text:p text:style-name="P7"><text:tab/><text:span text:style-name="T1">FK</text:span>(nCuenta/CUENTA(nCuenta))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09:24:08.532674985</meta:creation-date>
    <meta:generator>LibreOffice/7.0.4.2$Linux_X86_64 LibreOffice_project/00$Build-2</meta:generator>
    <dc:date>2021-11-22T10:52:35.851456228</dc:date>
    <meta:editing-duration>PT32M52S</meta:editing-duration>
    <meta:editing-cycles>5</meta:editing-cycles>
    <meta:document-statistic meta:table-count="0" meta:image-count="0" meta:object-count="0" meta:page-count="3" meta:paragraph-count="108" meta:word-count="381" meta:character-count="2947" meta:non-whitespace-character-count="2556"/>
  </office:meta>
</office:document-meta>
</file>